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19f0" officeooo:paragraph-rsid="000619f0"/>
    </style:style>
    <style:style style:name="P2" style:family="paragraph" style:parent-style-name="Standard">
      <style:paragraph-properties fo:text-align="center" style:justify-single-word="false"/>
      <style:text-properties officeooo:rsid="000619f0" officeooo:paragraph-rsid="000619f0"/>
    </style:style>
    <style:style style:name="P3" style:family="paragraph" style:parent-style-name="Standard">
      <style:paragraph-properties fo:text-align="start" style:justify-single-word="false"/>
      <style:text-properties officeooo:rsid="000619f0" officeooo:paragraph-rsid="00061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aela Rose</text:p>
      <text:p text:style-name="P1">CPRE 308 </text:p>
      <text:p text:style-name="P1">Project 1</text:p>
      <text:p text:style-name="P1"/>
      <text:p text:style-name="P2">Project 1 Summary</text:p>
      <text:p text:style-name="P2"/>
      <text:p text:style-name="P3"><text:tab/>From this project I learned a lot more about C programming. This project definitely gave me more hands on experience with coding in C compared to past courses that taught us this programming language. I have always struggled with understanding arrays, so this project was quite difficult for me since it did require us to handle arrays. However, this assignment helped me to get a better understanding and refresh my memory. Another thing I learned from this project was function pointers. I remember learning about function pointers in past courses but not actually implementing them in code and so learning how to use function pointers in an array was something new. Overall, I was excited to start this project as I have never programmed my own “shell”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23:36:55.368576058</meta:creation-date>
    <meta:generator>LibreOffice/5.3.6.1$Linux_X86_64 LibreOffice_project/30$Build-1</meta:generator>
    <dc:date>2022-03-01T23:44:15.659585070</dc:date>
    <meta:editing-duration>PT7M21S</meta:editing-duration>
    <meta:editing-cycles>1</meta:editing-cycles>
    <meta:document-statistic meta:table-count="0" meta:image-count="0" meta:object-count="0" meta:page-count="1" meta:paragraph-count="5" meta:word-count="136" meta:character-count="805" meta:non-whitespace-character-count="671"/>
  </office:meta>
</office:document-meta>
</file>